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2">
      <style:text-properties style:font-name="Times New Roman" fo:language="ru" fo:country="RU"/>
    </style:style>
    <style:style style:name="P9" style:family="paragraph" style:parent-style-name="Text_20_body" style:list-style-name="L2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 fo:font-weight="normal" style:font-weight-asian="normal" style:font-weight-complex="normal"/>
    </style:style>
    <style:style style:name="T4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Times New Roman"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8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9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fo:font-weight="bold" style:font-weight-asian="bold" style:font-weight-complex="bold"/>
    </style:style>
    <style:style style:name="T14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82cm" draw:z-index="0"><draw:image xlink:href="../../odt/images/0090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Ключ интегратор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скалярный | С-код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3cm" svg:height="1.461cm" draw:z-index="0"><draw:image xlink:href="../../odt/images/0090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реализует функцию <text:span text:style-name="T15">управляемого</text:span> ключа для интегрирующего привода (типа интегратора или инерционно-интегрирующего звена) по следующему алгоритму: </text:p>
            <text:p text:style-name="P4"><draw:frame draw:style-name="fr3" draw:name="Объект1" text:anchor-type="as-char" svg:width="14.806cm" svg:height="2.101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Text_20_body"><text:span text:style-name="T1">где</text:span><text:span text:style-name="T1"><draw:frame draw:style-name="fr3" draw:name="Объект2" text:anchor-type="as-char" svg:width="1.201cm" svg:height="0.621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">– сигнал </text:span><text:span text:style-name="T2">на 1-ом входном порте</text:span><text:span text:style-name="T1">;</text:span></text:p>
            <text:p text:style-name="Text_20_body"><text:span text:style-name="T1"><draw:frame draw:style-name="fr3" draw:name="Объект10" text:anchor-type="as-char" svg:width="1.214cm" svg:height="0.621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– управляющий сигнал </text:span><text:span text:style-name="T2">на </text:span><text:span text:style-name="T9">2</text:span><text:span text:style-name="T2">-ой вход блока (с выхода интегратора, расположенного последовательно за данным блоком)</text:span><text:span text:style-name="T1">;</text:span></text:p>
            <text:p text:style-name="Text_20_body"><text:span text:style-name="T1"><draw:frame draw:style-name="fr3" draw:name="Объект3" text:anchor-type="as-char" svg:width="1.087cm" svg:height="0.564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">– сигнал </text:span><text:span text:style-name="T2">на выходном порте (на входе в интегратор)</text:span><text:span text:style-name="T1">;</text:span></text:p>
            <text:p text:style-name="Text_20_body"><text:span text:style-name="T11"><draw:frame draw:style-name="fr3" draw:name="Объект4" text:anchor-type="as-char" svg:width="1.192cm" svg:height="0.62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1">– </text:span><text:span text:style-name="T12">пороговые значения (обычно логические уставки или, например (условно), положения </text:span><text:span text:style-name="T14">нижнего</text:span><text:span text:style-name="T12"> и </text:span><text:span text:style-name="T14">верхнего</text:span><text:span text:style-name="T12"> концевиков, соответственно).</text:span></text:p>
            <text:p text:style-name="Text_20_body"><text:span text:style-name="T13">ВНИМАНИЕ:</text:span><text:span text:style-name="T12"> коэффициент усиления интегратора </text:span><text:span text:style-name="T12"><draw:frame draw:style-name="fr3" draw:name="Object1" text:anchor-type="as-char" svg:width="1.295cm" svg:height="0.549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2">.</text:span></text:p>
            <text:p text:style-name="Text_20_body"><text:span text:style-name="T10">Свойства</text:span>:</text:p>
            <text:list xml:id="list4213271991106939878" text:style-name="L1">
              <text:list-item>
                <text:p text:style-name="P6"><text:span text:style-name="T17">Минимальное значение — вектор </text:span><text:span text:style-name="T17"><draw:frame draw:style-name="fr3" draw:name="Object2" text:anchor-type="as-char" svg:width="0.63cm" svg:height="0.621cm" draw:z-index="0"><draw:object xlink:href="./Object 7" xlink:type="simple" xlink:show="embed" xlink:actuate="onLoad"/><draw:image xlink:href="./ObjectReplacements/Object 7" xlink:type="simple" xlink:show="embed" xlink:actuate="onLoad"/></draw:frame></text:span><text:span text:style-name="T17">.</text:span></text:p>
              </text:list-item>
              <text:list-item>
                <text:p text:style-name="P6"><text:span text:style-name="T17">Максимальное значение — вектор </text:span><text:span text:style-name="T17"><draw:frame draw:style-name="fr3" draw:name="Object3" text:anchor-type="as-char" svg:width="0.64cm" svg:height="0.621cm" draw:z-index="0"><draw:object xlink:href="./Object 8" xlink:type="simple" xlink:show="embed" xlink:actuate="onLoad"/><draw:image xlink:href="./ObjectReplacements/Object 8" xlink:type="simple" xlink:show="embed" xlink:actuate="onLoad"/></draw:frame></text:span><text:span text:style-name="T17">.</text:span></text:p>
              </text:list-item>
            </text:list>
            <text:p text:style-name="Text_20_body"><text:span text:style-name="T18">Примечания</text:span>:</text:p>
            <text:list xml:id="list2525610091528252208" text:style-name="L2">
              <text:list-item>
                <text:p text:style-name="P8">Блок преобразует <text:span text:style-name="T19">только</text:span><text:span text:style-name="T15"> </text:span><text:span text:style-name="T16">скалярный</text:span><text:span text:style-name="T15"> </text:span>выходной сигнал.</text:p>
              </text:list-item>
              <text:list-item>
                <text:p text:style-name="P7"><text:span text:style-name="T3">Именованные свойства задаются как </text:span><text:span text:style-name="T4">локальные</text:span><text:span text:style-name="T6"> переменные модели (или субмодели) во вкладке </text:span><text:span text:style-name="T4">Параметры</text:span><text:span text:style-name="T6"> или как глобальные сигналы проекта при помощи пункта главного меню </text:span><text:span text:style-name="T4">Графика</text:span><text:span text:style-name="T6"> </text:span><text:span text:style-name="T7">→</text:span><text:span text:style-name="T8"> </text:span><text:span text:style-name="T5">Сигналы</text:span><text:span text:style-name="T6">.</text:span></text:p>
              </text:list-item>
              <text:list-item>
                <text:p text:style-name="P9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интегратора</dc:title>
    <dc:date>2012-03-30T16:09:11.53</dc:date>
    <meta:generator>OpenOffice_Beta/4.1.0$Win32 OpenOffice.org_project/410m14$Build-9760</meta:generator>
    <meta:editing-duration>PT2H14M58S</meta:editing-duration>
    <meta:editing-cycles>94</meta:editing-cycles>
    <meta:document-statistic meta:table-count="1" meta:image-count="2" meta:object-count="8" meta:page-count="1" meta:paragraph-count="20" meta:word-count="140" meta:character-count="995"/>
  </office:meta>
</office:document-meta>
</file>

<file path=Object 1/content.xml><?xml version="1.0" encoding="utf-8"?>
<math xmlns="http://www.w3.org/1998/Math/MathML">
  <semantics>
    <mrow>
      <msub>
        <mi>a</mi>
        <mn>1,</mn>
      </msub>
      <msub>
        <mi>a</mi>
        <mn>2</mn>
      </msub>
    </mrow>
    <annotation encoding="StarMath 5.0">a_1, a_2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u</mi>
                      <mn>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sub>
                        <mi>a</mi>
                        <mn>1</mn>
                      </msub>
                      <mo stretchy="false">&lt;</mo>
                      <msub>
                        <mi>u</mi>
                        <mn>2</mn>
                      </msub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a</mi>
                        <mn>2</mn>
                      </msub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a</mi>
                        <mn>1</mn>
                      </msub>
                    </mrow>
                    <mi/>
                    <mi>и</mi>
                    <mi/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n>0,</mn>
                    </mrow>
                    <mi/>
                    <mi mathvariant="italic">или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a</mi>
                        <mn>2</mn>
                      </msub>
                    </mrow>
                    <mi/>
                    <mi>и</mi>
                    <mi/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n>0</mn>
                    </mrow>
                    <mi>,</mi>
                  </mrow>
                </mtd>
              </mtr>
              <mtr>
                <mtd>
                  <mrow>
                    <msub>
                      <mi>u</mi>
                      <mn>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a</mi>
                        <mn>1</mn>
                      </msub>
                    </mrow>
                    <mi/>
                    <mi>и</mi>
                    <mi/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n>0,</mn>
                    </mrow>
                    <mi/>
                    <mi mathvariant="italic">или</mi>
                    <mi/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a</mi>
                        <mn>2</mn>
                      </msub>
                    </mrow>
                    <mi/>
                    <mi>и</mi>
                    <mi/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 u_1(t), ~если~ a_1 &lt; u_2(t) &lt; a_2 ,#
alignl  0, ~если~ u_2(t) &lt;= a_1 ~и~ u_1(t) &lt;= 0, ~или~ u_2(t) &gt;= a_2 ~и~ u_1(t) &gt;= 0 , #
alignl  u_1(t), ~если~ u_2(t) &lt;= a_1 ~и~ u_1(t) &gt; 0, ~или~ u_2(t) &gt;= a_2 ~и~ u_1(t) &lt; 0;
}  right none
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</mrow>
    <annotation encoding="StarMath 5.0">u_1(t)</annotation>
  </semantics>
</math>
</file>

<file path=Object 4/content.xml><?xml version="1.0" encoding="utf-8"?>
<math xmlns="http://www.w3.org/1998/Math/MathML">
  <semantics>
    <mrow>
      <msub>
        <mi>u</mi>
        <mn>2</mn>
      </msub>
      <mrow>
        <mo stretchy="false">(</mo>
        <mrow>
          <mi>t</mi>
        </mrow>
        <mo stretchy="false">)</mo>
      </mrow>
    </mrow>
    <annotation encoding="StarMath 5.0">u_2(t)</annotation>
  </semantics>
</math>
</file>

<file path=Object 5/content.xml><?xml version="1.0" encoding="utf-8"?>
<math xmlns="http://www.w3.org/1998/Math/MathML">
  <semantics>
    <mrow>
      <mrow>
        <mi>K</mi>
        <mo stretchy="false">&gt;</mo>
        <mn>0</mn>
      </mrow>
    </mrow>
    <annotation encoding="StarMath 5.0">K &gt; 0</annotation>
  </semantics>
</math>
</file>

<file path=Object 6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7/content.xml><?xml version="1.0" encoding="utf-8"?>
<math xmlns="http://www.w3.org/1998/Math/MathML">
  <semantics>
    <mrow>
      <msub>
        <mi>a</mi>
        <mn>1</mn>
      </msub>
    </mrow>
    <annotation encoding="StarMath 5.0">a_1</annotation>
  </semantics>
</math>
</file>

<file path=Object 8/content.xml><?xml version="1.0" encoding="utf-8"?>
<math xmlns="http://www.w3.org/1998/Math/MathML">
  <semantics>
    <mrow>
      <msub>
        <mi>a</mi>
        <mn>2</mn>
      </msub>
    </mrow>
    <annotation encoding="StarMath 5.0">a_2</annotation>
  </semantics>
</math>
</file>